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cc6a" officeooo:paragraph-rsid="001bcc6a"/>
    </style:style>
    <style:style style:name="P2" style:family="paragraph" style:parent-style-name="Standard">
      <style:text-properties officeooo:rsid="001d13a6" officeooo:paragraph-rsid="001d13a6"/>
    </style:style>
    <style:style style:name="P3" style:family="paragraph" style:parent-style-name="Standard">
      <style:text-properties officeooo:rsid="001e917e" officeooo:paragraph-rsid="001e917e"/>
    </style:style>
    <style:style style:name="P4" style:family="paragraph" style:parent-style-name="Standard">
      <style:text-properties officeooo:rsid="00207d4d" officeooo:paragraph-rsid="00207d4d"/>
    </style:style>
    <style:style style:name="P5" style:family="paragraph" style:parent-style-name="Standard">
      <style:text-properties officeooo:rsid="00236ed2" officeooo:paragraph-rsid="00236ed2"/>
    </style:style>
    <style:style style:name="P6" style:family="paragraph" style:parent-style-name="Standard">
      <style:text-properties officeooo:rsid="0024cf2f" officeooo:paragraph-rsid="0024cf2f"/>
    </style:style>
    <style:style style:name="P7" style:family="paragraph" style:parent-style-name="Standard">
      <style:text-properties officeooo:rsid="0026437a" officeooo:paragraph-rsid="0026437a"/>
    </style:style>
    <style:style style:name="P8" style:family="paragraph" style:parent-style-name="Standard">
      <style:text-properties officeooo:rsid="0026437a" officeooo:paragraph-rsid="0026d627"/>
    </style:style>
    <style:style style:name="P9" style:family="paragraph" style:parent-style-name="Standard">
      <style:text-properties officeooo:rsid="0026d627" officeooo:paragraph-rsid="0026d627"/>
    </style:style>
    <style:style style:name="P10" style:family="paragraph" style:parent-style-name="Standard">
      <style:text-properties officeooo:rsid="0026d627" officeooo:paragraph-rsid="002843ff"/>
    </style:style>
    <style:style style:name="P11" style:family="paragraph" style:parent-style-name="Standard">
      <style:text-properties officeooo:rsid="002843ff" officeooo:paragraph-rsid="002843ff"/>
    </style:style>
    <style:style style:name="P12" style:family="paragraph" style:parent-style-name="Standard">
      <style:text-properties officeooo:rsid="002843ff" officeooo:paragraph-rsid="00294ae2"/>
    </style:style>
    <style:style style:name="P13" style:family="paragraph" style:parent-style-name="Standard">
      <style:text-properties officeooo:rsid="00294ae2" officeooo:paragraph-rsid="00294ae2"/>
    </style:style>
    <style:style style:name="P14" style:family="paragraph" style:parent-style-name="Standard">
      <style:text-properties officeooo:rsid="00294ae2" officeooo:paragraph-rsid="002b30a2"/>
    </style:style>
    <style:style style:name="P15" style:family="paragraph" style:parent-style-name="Standard">
      <style:text-properties officeooo:rsid="002b30a2" officeooo:paragraph-rsid="002b30a2"/>
    </style:style>
    <style:style style:name="P16" style:family="paragraph" style:parent-style-name="Standard">
      <style:text-properties officeooo:rsid="002e12de" officeooo:paragraph-rsid="002e12de"/>
    </style:style>
    <style:style style:name="P17" style:family="paragraph" style:parent-style-name="Standard">
      <style:text-properties officeooo:rsid="002e12de" officeooo:paragraph-rsid="002e12de"/>
    </style:style>
    <style:style style:name="P18" style:family="paragraph" style:parent-style-name="Standard">
      <style:text-properties officeooo:rsid="0031c10d" officeooo:paragraph-rsid="0031c10d"/>
    </style:style>
    <style:style style:name="T1" style:family="text">
      <style:text-properties officeooo:rsid="001bcc6a"/>
    </style:style>
    <style:style style:name="T2" style:family="text">
      <style:text-properties officeooo:rsid="001e8a25"/>
    </style:style>
    <style:style style:name="T3" style:family="text">
      <style:text-properties officeooo:rsid="002843ff"/>
    </style:style>
    <style:style style:name="T4" style:family="text">
      <style:text-properties officeooo:rsid="00294ae2"/>
    </style:style>
    <style:style style:name="T5" style:family="text">
      <style:text-properties officeooo:rsid="002b30a2"/>
    </style:style>
    <style:style style:name="T6" style:family="text">
      <style:text-properties officeooo:rsid="0031c1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using char buf[100] inside platform_optee() in thread.c</text:p>
      <text:p text:style-name="P1"/>
      <text:p text:style-name="P1">Your handle<text:span text:style-name="T2">r</text:span> thread_handle_votary_fast_smc called congrats !!!!!!!!!!: 0 </text:p>
      <text:p text:style-name="P1">I/TC: syscall_get_property_name_to_index is called </text:p>
      <text:p text:style-name="P1">E/TC:0 <text:s text:c="2"/>assertion 'ct &gt;= 0 &amp;&amp; ct &lt;= CFG_NUM_THREADS' failed at core/arch/arm/kernel/thread.c:880 &lt;thread_get_id&gt; </text:p>
      <text:p text:style-name="P1">E/TC:0 <text:s text:c="2"/>Panic at core/kernel/assert.c:28 &lt;_assert_break&gt; </text:p>
      <text:p text:style-name="P1">E/TC:0 <text:s text:c="2"/>Call stack: </text:p>
      <text:p text:style-name="P1">E/TC:0 <text:s text:c="3"/>0x000000000e10b4e8 </text:p>
      <text:p text:style-name="P1">D/TC:0 <text:s text:c="2"/>unwind_stack_arm64:56 FP out of bounds 0xe150c60 </text:p>
      <text:p text:style-name="P1"/>
      <text:p text:style-name="P1">2.1. using char *buf <text:s/>inside platform_optee() in thread.c</text:p>
      <text:p text:style-name="P2">same as above.</text:p>
      <text:p text:style-name="P2"/>
      <text:p text:style-name="P2">3.calling copy to user inside <text:s/><text:span text:style-name="T1">platform_optee()</text:span></text:p>
      <text:p text:style-name="P2">bash: line 0: cd: /home/lagadanu/Desktop/qemu/build/../arm-trusted-firmware/build/qemu/release: No such file or directory </text:p>
      <text:p text:style-name="P2">make: *** [run-only] Error 1 .</text:p>
      <text:p text:style-name="P2"/>
      <text:p text:style-name="P2"/>
      <text:p text:style-name="P2"/>
      <text:p text:style-name="P3">warning: ISO C90 forbids mixed declarations and code [-Wdeclaration-after-statement] </text:p>
      <text:p text:style-name="P3"><text:s text:c="11"/>enum user_ta_prop_type *type; </text:p>
      <text:p text:style-name="P3"><text:s text:c="11"/>^~~~ </text:p>
      <text:p text:style-name="P3">core/arch/arm/kernel/thread.c:616:68: warning: passing argument 2 of 'syscall_get_property_name_to_index' discards 'const' qualifier from pointer target type [-Wdiscarded-qualifiers] </text:p>
      <text:p text:style-name="P3"><text:s text:c="9"/>res = syscall_get_property_name_to_index((unsigned long)h, name, </text:p>
      <text:p text:style-name="P3"><text:s text:c="68"/>^~~~ </text:p>
      <text:p text:style-name="P3">In file included from core/arch/arm/kernel/thread.c:36:0: </text:p>
      <text:p text:style-name="P3">core/include/tee/tee_svc.h:50:12: note: expected 'void *' but argument is of type 'const char *' </text:p>
      <text:p text:style-name="P3"><text:s/>TEE_Result syscall_get_property_name_to_index(unsigned long prop_set, </text:p>
      <text:p text:style-name="P3"><text:s text:c="12"/>^~~~~~~~~~~~~~~~~~~~~~~~~~~~~~~~~~ </text:p>
      <text:p text:style-name="P3">core/arch/arm/kernel/thread.c:651:46: warning: pointer targets in passing argument 6 of 'syscall_get_property' differ in signedness [-Wpointer-sign] </text:p>
      <text:p text:style-name="P3"><text:s text:c="41"/>buf, &amp;s, &amp;prop_type); </text:p>
      <text:p text:style-name="P3"><text:s text:c="46"/>^ </text:p>
      <text:p text:style-name="P3">In file included from core/arch/arm/kernel/thread.c:36:0: </text:p>
      <text:p text:style-name="P3">core/include/tee/tee_svc.h:45:12: note: expected 'uint32_t * {aka unsigned int *}' but argument is of type 'int *' </text:p>
      <text:p text:style-name="P3"><text:s/>TEE_Result syscall_get_property(unsigned long prop_set, </text:p>
      <text:p text:style-name="P3"><text:s text:c="12"/>^~~~~~~~~~~~~~~~~~~~ </text:p>
      <text:p text:style-name="P3">core/arch/arm/kernel/thread.c:594:35: warning: unused variable 'type' [-Wunused-variable] </text:p>
      <text:p text:style-name="P3"><text:s text:c="11"/>enum user_ta_prop_type *type; </text:p>
      <text:p text:style-name="P3"><text:s text:c="35"/>^~~~ </text:p>
      <text:p text:style-name="P3">core/arch/arm/kernel/thread.c:586:20: warning: variable 'res' set but not used [-Wunused-but-set-variable] </text:p>
      <text:p text:style-name="P3"><text:s text:c="9"/>TEE_Result res; </text:p>
      <text:p text:style-name="P3"><text:s text:c="20"/>^~~ </text:p>
      <text:p text:style-name="P3">core/arch/arm/kernel/thread.c: In function 'thread_get_id_may_fail': </text:p>
      <text:p text:style-name="P3">core/arch/arm/kernel/thread.c:922:2: warning: ISO C90 forbids mixed declarations and code [-Wdeclaration-after-statement] </text:p>
      <text:p text:style-name="P3"><text:soft-page-break/><text:s text:c="2"/>uint32_t exceptions = thread_mask_exceptions(THREAD_EXCP_FOREIGN_INTR); </text:p>
      <text:p text:style-name="P3"><text:s text:c="2"/>^~~~~~~~ </text:p>
      <text:p text:style-name="P3">core/arch/arm/kernel/thread.c: In function 'thread_get_id': </text:p>
      <text:p text:style-name="P3">core/arch/arm/kernel/thread.c:933:2: warning: ISO C90 forbids mixed declarations and code [-Wdeclaration-after-statement] </text:p>
      <text:p text:style-name="P3"><text:s text:c="2"/>int ct = thread_get_id_may_fail(); </text:p>
      <text:p text:style-name="P3"><text:s text:c="2"/>^~~ </text:p>
      <text:p text:style-name="P3"/>
      <text:p text:style-name="P3"/>
      <text:p text:style-name="P3"/>
      <text:p text:style-name="P4">static char* platform_optee(TEE_PropSetHandle h,const char *name) </text:p>
      <text:p text:style-name="P4">//TEE_Result platform_optee(TEE_PropSetHandle h,const char *name) </text:p>
      <text:p text:style-name="P4">{ </text:p>
      <text:p text:style-name="P4"><text:s text:c="8"/>char *buf; </text:p>
      <text:p text:style-name="P4"><text:s text:c="8"/>TEE_Result res; </text:p>
      <text:p text:style-name="P4"><text:s text:c="8"/>uint32_t prop_type; </text:p>
      <text:p text:style-name="P4"><text:s text:c="8"/>uint32_t index; </text:p>
      <text:p text:style-name="P4"><text:s text:c="8"/>int s=1024; </text:p>
      <text:p text:style-name="P4"><text:s text:c="8"/>buf=(char *)TEE_Malloc(1024,0x00000000); </text:p>
      <text:p text:style-name="P4"><text:s text:c="8"/>//char buf[100]; </text:p>
      <text:p text:style-name="P4"><text:s text:c="7"/>/* if(buf==NULL) </text:p>
      <text:p text:style-name="P4"><text:s text:c="16"/>return -1;*/ </text:p>
      <text:p text:style-name="P4"><text:s text:c="10"/>enum user_ta_prop_type *type; </text:p>
      <text:p text:style-name="P4"/>
      <text:p text:style-name="P4"/>
      <text:p text:style-name="P4"/>
      <text:p text:style-name="P4">/* <text:s text:c="5"/>//TEE_Result res; </text:p>
      <text:p text:style-name="P4"><text:s text:c="8"/>struct tee_ta_session *sess; </text:p>
      <text:p text:style-name="P4"><text:s text:c="8"/>const struct tee_props *props; </text:p>
      <text:p text:style-name="P4"><text:s text:c="8"/>size_t size; </text:p>
      <text:p text:style-name="P4"><text:s text:c="8"/>const struct tee_props *vendor_props; </text:p>
      <text:p text:style-name="P4"><text:s text:c="8"/>size_t vendor_size; </text:p>
      <text:p text:style-name="P4"><text:s text:c="8"/>char *kname = 0; </text:p>
      <text:p text:style-name="P4"><text:s text:c="8"/>uint32_t i; </text:p>
      <text:p text:style-name="P4"><text:s text:c="8"/>uint32_t *index=NULL; </text:p>
      <text:p text:style-name="P4"><text:s text:c="8"/>unsigned long prop_set=(unsigned long)h; </text:p>
      <text:p text:style-name="P4"><text:s text:c="8"/>//void *name, </text:p>
      <text:p text:style-name="P4"><text:s text:c="8"/>//unsigned long name_len,*/ </text:p>
      <text:p text:style-name="P4"/>
      <text:p text:style-name="P4"/>
      <text:p text:style-name="P4"/>
      <text:p text:style-name="P4"/>
      <text:p text:style-name="P4"><text:s text:c="8"/>IMSG("syscall_get_property_name_to_index is called\n"); </text:p>
      <text:p text:style-name="P4"/>
      <text:p text:style-name="P4"><text:s text:c="8"/>res = syscall_get_property_name_to_index((unsigned long)h, name, </text:p>
      <text:p text:style-name="P4"><text:s text:c="48"/>strlen(name) + 1, &amp;index); </text:p>
      <text:p text:style-name="P4">/*if (res != TEE_SUCCESS) </text:p>
      <text:p text:style-name="P4"><text:s text:c="24"/>return res;*/ </text:p>
      <text:p text:style-name="P4">/* <text:s text:c="5"/>unsigned long name_len=strlen(name) + 1; </text:p>
      <text:p text:style-name="P4"><text:s text:c="9"/>kname = malloc(name_len); </text:p>
      <text:p text:style-name="P4"><text:s text:c="8"/>if (!kname) </text:p>
      <text:p text:style-name="P4"><text:s text:c="16"/>return TEE_ERROR_OUT_OF_MEMORY; </text:p>
      <text:p text:style-name="P4"><text:soft-page-break/><text:s text:c="8"/>res = tee_svc_copy_from_user(kname, name, name_len); </text:p>
      <text:p text:style-name="P4"><text:s text:c="8"/>if (res != TEE_SUCCESS) </text:p>
      <text:p text:style-name="P4"><text:s text:c="16"/>goto out; </text:p>
      <text:p text:style-name="P4"><text:s text:c="8"/>kname[name_len - 1] = 0; </text:p>
      <text:p text:style-name="P4"/>
      <text:p text:style-name="P4"><text:s text:c="8"/>res = TEE_ERROR_ITEM_NOT_FOUND; </text:p>
      <text:p text:style-name="P4"/>
      <text:p text:style-name="P4"><text:s text:c="9"/>IMSG("copy to user <text:s/>is called\n"); </text:p>
      <text:p text:style-name="P4"><text:s text:c="8"/>for (i = 0; i &lt; size; i++) { </text:p>
      <text:p text:style-name="P4"><text:s text:c="16"/>if (!strcmp(kname, props[i].name)) { </text:p>
      <text:p text:style-name="P4"><text:s text:c="24"/>res = tee_svc_copy_to_user(index, &amp;i, sizeof(*index)); </text:p>
      <text:p text:style-name="P4"><text:s text:c="24"/>goto out; </text:p>
      <text:p text:style-name="P4"><text:s text:c="16"/>} </text:p>
      <text:p text:style-name="P4"><text:s text:c="8"/>} </text:p>
      <text:p text:style-name="P4"><text:s text:c="8"/>for (i = size; i &lt; size + vendor_size; i++) { </text:p>
      <text:p text:style-name="P4"><text:s text:c="16"/>if (!strcmp(kname, vendor_props[i - size].name)) { </text:p>
      <text:p text:style-name="P4"><text:s text:c="24"/>res = tee_svc_copy_to_user(index, &amp;i, sizeof(*index)); </text:p>
      <text:p text:style-name="P4"><text:s text:c="24"/>goto out; </text:p>
      <text:p text:style-name="P4"><text:s text:c="16"/>} </text:p>
      <text:p text:style-name="P4"><text:s text:c="8"/>} </text:p>
      <text:p text:style-name="P4"/>
      <text:p text:style-name="P4">out: </text:p>
      <text:p text:style-name="P4"><text:s text:c="8"/>free(kname); </text:p>
      <text:p text:style-name="P4"><text:s text:c="8"/>return res;*/ </text:p>
      <text:p text:style-name="P4"/>
      <text:p text:style-name="P4"><text:s text:c="8"/>IMSG("syscall_get_property is called\n"); </text:p>
      <text:p text:style-name="P4"><text:s text:c="8"/>res = syscall_get_property((unsigned long)h, index, NULL, NULL, </text:p>
      <text:p text:style-name="P4"><text:s text:c="40"/>buf, &amp;s, &amp;prop_type); </text:p>
      <text:p text:style-name="P4"><text:s text:c="15"/>/* if (res != TEE_SUCCESS) </text:p>
      <text:p text:style-name="P4"><text:s text:c="24"/>return res; </text:p>
      <text:p text:style-name="P4"><text:s text:c="45"/></text:p>
      <text:p text:style-name="P4"/>
      <text:p text:style-name="P5">out/arm/core-lib/libutee/libutee.a(trace_ext.o): In function `trace_ext_puts': </text:p>
      <text:p text:style-name="P5">/home/lagadanu/Desktop/qemu/optee_os/lib/libutee/trace_ext.c:17: multiple definition of `trace_ext_puts' </text:p>
      <text:p text:style-name="P5">out/arm/core/arch/arm/kernel/trace_ext.o:/home/lagadanu/Desktop/qemu/optee_os/core/arch/arm/kernel/trace_ext.c:17: first defined here </text:p>
      <text:p text:style-name="P5">out/arm/core-lib/libutee/libutee.a(trace_ext.o): In function `trace_ext_puts': </text:p>
      <text:p text:style-name="P5">/home/lagadanu/Desktop/qemu/optee_os/lib/libutee/trace_ext.c:17: multiple definition of `trace_ext_get_thread_id' </text:p>
      <text:p text:style-name="P5">out/arm/core/arch/arm/kernel/trace_ext.o:/home/lagadanu/Desktop/qemu/optee_os/core/arch/arm/kernel/trace_ext.c:17: first defined here </text:p>
      <text:p text:style-name="P5">make[1]: *** [out/arm/core/all_objs.o] Error 1 </text:p>
      <text:p text:style-name="P5">make[1]: Leaving directory `/home/lagadanu/Desktop/qemu/optee_os' </text:p>
      <text:p text:style-name="P5">make: *** [optee-os-common] Error 2 </text:p>
      <text:p text:style-name="P5"/>
      <text:p text:style-name="P6">deleted trace_ext.c from sub.mk:</text:p>
      <text:p text:style-name="P5"/>
      <text:p text:style-name="P7">out/arm/core-lib/libutils/libutils.a(trace.o): In function `trace_set_level': </text:p>
      <text:p text:style-name="P7">/home/lagadanu/Desktop/qemu/optee_os/lib/libutils/ext/trace.c:27: undefined reference to `trace_level' </text:p>
      <text:p text:style-name="P7">/home/lagadanu/Desktop/qemu/optee_os/lib/libutils/ext/trace.c:27: undefined reference to <text:soft-page-break/>`trace_level' </text:p>
      <text:p text:style-name="P7">out/arm/core-lib/libutils/libutils.a(trace.o): In function `trace_get_level': </text:p>
      <text:p text:style-name="P7">/home/lagadanu/Desktop/qemu/optee_os/lib/libutils/ext/trace.c:35: undefined reference to `trace_level' </text:p>
      <text:p text:style-name="P7">/home/lagadanu/Desktop/qemu/optee_os/lib/libutils/ext/trace.c:35: undefined reference to `trace_level' </text:p>
      <text:p text:style-name="P7">out/arm/core-lib/libutils/libutils.a(trace.o): In function `trace_printf': </text:p>
      <text:p text:style-name="P7">/home/lagadanu/Desktop/qemu/optee_os/lib/libutils/ext/trace.c:103: undefined reference to `trace_level' </text:p>
      <text:p text:style-name="P7">out/arm/core-lib/libutils/libutils.a(trace.o):/home/lagadanu/Desktop/qemu/optee_os/lib/libutils/ext/trace.c:103: more undefined references to `trace_level' follow </text:p>
      <text:p text:style-name="P7">out/arm/core-lib/libutils/libutils.a(trace.o): In function `trace_printf': </text:p>
      <text:p text:style-name="P7">/home/lagadanu/Desktop/qemu/optee_os/lib/libutils/ext/trace.c:114: undefined reference to `trace_ext_prefix' </text:p>
      <text:p text:style-name="P7">/home/lagadanu/Desktop/qemu/optee_os/lib/libutils/ext/trace.c:114: undefined reference to `trace_ext_prefix' </text:p>
      <text:p text:style-name="P7">out/arm/core-lib/libutils/libutils.a(trace.o): In function `dhex_dump': </text:p>
      <text:p text:style-name="P7">/home/lagadanu/Desktop/qemu/optee_os/lib/libutils/ext/trace.c:231: undefined reference to `trace_level' </text:p>
      <text:p text:style-name="P7">/home/lagadanu/Desktop/qemu/optee_os/lib/libutils/ext/trace.c:231: undefined reference to `trace_level' </text:p>
      <text:p text:style-name="P7">make[1]: *** [out/arm/core/all_objs.o] Error 1 </text:p>
      <text:p text:style-name="P7">make[1]: Leaving directory `/home/lagadanu/Desktop/qemu/optee_os' </text:p>
      <text:p text:style-name="P8">make: *** [optee-os-common] Error 2</text:p>
      <text:p text:style-name="P8"/>
      <text:p text:style-name="P9">[LV2] (391 invalid descriptors omitted) </text:p>
      <text:p text:style-name="P9"><text:s text:c="2"/>[LV1] VA:0x40000000 size:0x40000000 </text:p>
      <text:p text:style-name="P9"><text:s text:c="2"/>[LV1] (2 invalid descriptors omitted) </text:p>
      <text:p text:style-name="P9">NOTICE: <text:s/>BL31: v1.4(release):v1.5-rc2 </text:p>
      <text:p text:style-name="P9">NOTICE: <text:s/>BL31: Built : 10:51:39, Feb 21 2019 </text:p>
      <text:p text:style-name="P9">INFO: <text:s text:c="3"/>ARM GICv2 driver initialized </text:p>
      <text:p text:style-name="P9">INFO: <text:s text:c="3"/>BL31: Initializing runtime services </text:p>
      <text:p text:style-name="P9">INFO: <text:s text:c="3"/>BL31: Initializing BL32 </text:p>
      <text:p text:style-name="P9"/>
      <text:p text:style-name="P10">/********************<text:span text:style-name="T3">calling mpa_get_oct_str from thread.c</text:span>***************/</text:p>
      <text:p text:style-name="P11"><text:s/>thread_stack_size </text:p>
      <text:p text:style-name="P11">E/TC:0 <text:s text:c="2"/>Call stack: </text:p>
      <text:p text:style-name="P11">E/TC:0 <text:s text:c="3"/>0x000000000e13cebc </text:p>
      <text:p text:style-name="P11">D/TC:0 <text:s text:c="2"/>unwind_stack_arm64:56 FP out of bounds 0xe149ee0 </text:p>
      <text:p text:style-name="P11">E/TC:0 <text:s text:c="2"/>Panic '[abort] abort in abort handler (trap CPU)' at core/arch/arm/kernel/abort.c:612 &lt;get_fault_type&gt; </text:p>
      <text:p text:style-name="P11">I/TC: thread_stack_size </text:p>
      <text:p text:style-name="P11">E/TC:0 <text:s text:c="2"/>Call stack: </text:p>
      <text:p text:style-name="P11">E/TC:0 <text:s text:c="3"/>0x000000000e10b4d0 </text:p>
      <text:p text:style-name="P11">D/TC:0 <text:s text:c="2"/>unwind_stack_arm64:56 FP out of bounds 0xe150cc0 </text:p>
      <text:p text:style-name="P11"/>
      <text:p text:style-name="P12">**************************<text:span text:style-name="T4">calling __builtin_isxdigit from thread.c</text:span>**********************</text:p>
      <text:p text:style-name="P11"/>
      <text:p text:style-name="P13">Your handle thread_handle_votary_std_smc called congrats <text:s/>!!!!!!!!!!: 276 </text:p>
      <text:p text:style-name="P13">I/TC: *************testing=1 </text:p>
      <text:p text:style-name="P13">I/TC: Your START thread_handle_std_smc is called congrats!!!!!!!: 276 </text:p>
      <text:p text:style-name="P13"><text:soft-page-break/>D/TC:? 0 tee_ta_close_session:425 Destroy TA ctx </text:p>
      <text:p text:style-name="P13">I/TC: Your handle thread_handle_votary_std_smc called congrats <text:s/>!!!!!!!!!!: 277 </text:p>
      <text:p text:style-name="P13">I/TC: *************testing=1 </text:p>
      <text:p text:style-name="P13">I/TC: Your START thread_handle_std_smc is called congrats!!!!!!!: 277 </text:p>
      <text:p text:style-name="P13">I/TC: Your handle thread_handle_votary_std_smc called congrats <text:s/>!!!!!!!!!!: 278 </text:p>
      <text:p text:style-name="P13">I/TC: *************testing=1 </text:p>
      <text:p text:style-name="P14">I/TC: Your START thread_handle_std_smc is called congrats!!!!!!!: 278</text:p>
      <text:p text:style-name="P14"/>
      <text:p text:style-name="P14">/*************************************************************************/</text:p>
      <text:p text:style-name="P14"/>
      <text:p text:style-name="P14"/>
      <text:p text:style-name="P14"><text:s/><text:span text:style-name="T5">Your handle thread_handle_votary_std_smc called congrats <text:s/>!!!!!!!!!!: 0 </text:span></text:p>
      <text:p text:style-name="P15">I/TC: Your START thread_handle_std_smc is called congrats!!!!!!!: 0 </text:p>
      <text:p text:style-name="P15">I/TC: ************ __weak__thread_std_smc_entry******* </text:p>
      <text:p text:style-name="P15">I/TC: ************tee_entry_std********* </text:p>
      <text:p text:style-name="P15">D/TC:0 0 core_mmu_entry_to_finer_grained:653 xlat tables used 5 / 5 </text:p>
      <text:p text:style-name="P15">I/TC: Your handle thread_handle_votary_std_smc called congrats <text:s/>!!!!!!!!!!: 1 </text:p>
      <text:p text:style-name="P15">I/TC: Your START thread_handle_std_smc is called congrats!!!!!!!: 1 </text:p>
      <text:p text:style-name="P15">D/TC:? 0 tee_ta_init_pseudo_ta_session:274 Lookup pseudo TA 8aaaf200-2450-11e4-abe2-0002a5d5c51b </text:p>
      <text:p text:style-name="P15">D/TC:? 0 load_elf:842 Lookup user TA ELF 8aaaf200-2450-11e4-abe2-0002a5d5c51b (Secure Storage TA) </text:p>
      <text:p text:style-name="P15">I/TC: Your handle thread_handle_votary_std_smc called congrats <text:s/>!!!!!!!!!!: 2 </text:p>
      <text:p text:style-name="P15">I/TC: Your START thread_handle_std_smc is called congrats!!!!!!!: 2 </text:p>
      <text:p text:style-name="P15">I/TC: Your handle thread_handle_votary_std_smc called congrats <text:s/>!!!!!!!!!!: 3 </text:p>
      <text:p text:style-name="P15">I/TC: Your START thread_handle_std_smc is called congrats!!!!!!!: 3 </text:p>
      <text:p text:style-name="P15">I/TC: Your handle thread_handle_votary_std_smc called congrats <text:s/>!!!!!!!!!!: 4 </text:p>
      <text:p text:style-name="P15">I/TC: Your START thread_handle_std_smc is called congrats!!!!!!!: 4 </text:p>
      <text:p text:style-name="P15">I/TC: Your handle thread_handle_votary_std_smc called congrats <text:s/>!!!!!!!!!!: 5 </text:p>
      <text:p text:style-name="P15">I/TC: Your START thread_handle_std_smc is called congrats!!!!!!!: 5 </text:p>
      <text:p text:style-name="P15">I/TC: Your handle thread_handle_votary_std_smc called congrats <text:s/>!!!!!!!!!!: 6 </text:p>
      <text:p text:style-name="P15">I/TC: Your START thread_handle_std_smc is called congrats!!!!!!!: 6 </text:p>
      <text:p text:style-name="P15">I/TC: Your handle thread_handle_votary_std_smc called congrats <text:s/>!!!!!!!!!!: 7 </text:p>
      <text:p text:style-name="P15">I/TC: Your START thread_handle_std_smc is called congrats!!!!!!!: 7 </text:p>
      <text:p text:style-name="P15">I/TC: Your handle thread_handle_votary_std_smc called congrats <text:s/>!!!!!!!!!!: 8 </text:p>
      <text:p text:style-name="P15">I/TC: Your START thread_handle_std_smc is called congrats!!!!!!!: 8 </text:p>
      <text:p text:style-name="P15">I/TC: Your handle thread_handle_votary_std_smc called congrats <text:s/>!!!!!!!!!!: 9 </text:p>
      <text:p text:style-name="P15">I/TC: Your START thread_handle_std_smc is called congrats!!!!!!!: 9 </text:p>
      <text:p text:style-name="P15">I/TC: Your handle thread_handle_votary_std_smc called congrats <text:s/>!!!!!!!!!!: 10 </text:p>
      <text:p text:style-name="P15">I/TC: Your START thread_handle_std_smc is called congrats!!!!!!!: 10 </text:p>
      <text:p text:style-name="P15">I/TC: Your handle thread_handle_votary_std_smc called congrats <text:s/>!!!!!!!!!!: 11 </text:p>
      <text:p text:style-name="P15">I/TC: Your START thread_handle_std_smc is called congrats!!!!!!!: 11 </text:p>
      <text:p text:style-name="P15">I/TC: Your handle thread_handle_votary_std_smc called congrats <text:s/>!!!!!!!!!!: 12 </text:p>
      <text:p text:style-name="P15">I/TC: Your START thread_handle_std_smc is called congrats!!!!!!!: 12 </text:p>
      <text:p text:style-name="P15">I/TC: Your handle thread_handle_votary_std_smc called congrats <text:s/>!!!!!!!!!!: 13 </text:p>
      <text:p text:style-name="P15">I/TC: Your START thread_handle_std_smc is called congrats!!!!!!!: 13 </text:p>
      <text:p text:style-name="P15">I/TC: Your handle thread_handle_votary_std_smc called congrats <text:s/>!!!!!!!!!!: 14 </text:p>
      <text:p text:style-name="P15">I/TC: Your START thread_handle_std_smc is called congrats!!!!!!!: 14 </text:p>
      <text:p text:style-name="P15">I/TC: Your handle thread_handle_votary_std_smc called congrats <text:s/>!!!!!!!!!!: 15 </text:p>
      <text:p text:style-name="P15">I/TC: Your START thread_handle_std_smc is called congrats!!!!!!!: 15 </text:p>
      <text:p text:style-name="P15">I/TC: Your handle thread_handle_votary_std_smc called congrats <text:s/>!!!!!!!!!!: 16 </text:p>
      <text:p text:style-name="P15">I/TC: Your START thread_handle_std_smc is called congrats!!!!!!!: 16 </text:p>
      <text:p text:style-name="P15"><text:soft-page-break/>I/TC: Your handle thread_handle_votary_std_smc called congrats <text:s/>!!!!!!!!!!: 17 </text:p>
      <text:p text:style-name="P15">I/TC: Your START thread_handle_std_smc is called congrats!!!!!!!: 17 </text:p>
      <text:p text:style-name="P15">I/TC: Your handle thread_handle_votary_std_smc called congrats <text:s/>!!!!!!!!!!: 18 </text:p>
      <text:p text:style-name="P15">I/TC: Your START thread_handle_std_smc is called congrats!!!!!!!: 18 </text:p>
      <text:p text:style-name="P15">I/TC: Your handle thread_handle_votary_std_smc called congrats <text:s/>!!!!!!!!!!: 19 </text:p>
      <text:p text:style-name="P15">I/TC: Your START thread_handle_std_smc is called congrats!!!!!!!: 19 </text:p>
      <text:p text:style-name="P15">I/TC: Your handle thread_handle_votary_std_smc called congrats <text:s/>!!!!!!!!!!: 20 </text:p>
      <text:p text:style-name="P15">I/TC: Your START thread_handle_std_smc is called congrats!!!!!!!: 20 </text:p>
      <text:p text:style-name="P15">I/TC: Your handle thread_handle_votary_std_smc called congrats <text:s/>!!!!!!!!!!: 21 </text:p>
      <text:p text:style-name="P15">I/TC: Your START thread_handle_std_smc is called congrats!!!!!!!: 21 </text:p>
      <text:p text:style-name="P15">I/TC: Your handle thread_handle_votary_std_smc called congrats <text:s/>!!!!!!!!!!: 22 </text:p>
      <text:p text:style-name="P15">I/TC: Your START thread_handle_std_smc is called congrats!!!!!!!: 22 </text:p>
      <text:p text:style-name="P15">I/TC: Your handle thread_handle_votary_std_smc called congrats <text:s/>!!!!!!!!!!: 23 </text:p>
      <text:p text:style-name="P15">I/TC: Your START thread_handle_std_smc is called congrats!!!!!!!: 23 </text:p>
      <text:p text:style-name="P15">I/TC: Your handle thread_handle_votary_std_smc called congrats <text:s/>!!!!!!!!!!: 24 </text:p>
      <text:p text:style-name="P15">I/TC: Your START thread_handle_std_smc is called congrats!!!!!!!: 24 </text:p>
      <text:p text:style-name="P15">I/TC: Your handle thread_handle_votary_std_smc called congrats <text:s/>!!!!!!!!!!: 25 </text:p>
      <text:p text:style-name="P15">I/TC: Your START thread_handle_std_smc is called congrats!!!!!!!: 25 </text:p>
      <text:p text:style-name="P15">I/TC: Your handle thread_handle_votary_std_smc called congrats <text:s/>!!!!!!!!!!: 26 </text:p>
      <text:p text:style-name="P15">I/TC: Your START thread_handle_std_smc is called congrats!!!!!!!: 26 </text:p>
      <text:p text:style-name="P15">I/TC: Your handle thread_handle_votary_std_smc called congrats <text:s/>!!!!!!!!!!: 27 </text:p>
      <text:p text:style-name="P15">I/TC: Your START thread_handle_std_smc is called congrats!!!!!!!: 27 </text:p>
      <text:p text:style-name="P15">I/TC: Your handle thread_handle_votary_std_smc called congrats <text:s/>!!!!!!!!!!: 28 </text:p>
      <text:p text:style-name="P15">I/TC: Your START thread_handle_std_smc is called congrats!!!!!!!: 28 </text:p>
      <text:p text:style-name="P15">I/TC: Your handle thread_handle_votary_std_smc called congrats <text:s/>!!!!!!!!!!: 29 </text:p>
      <text:p text:style-name="P15">I/TC: Your START thread_handle_std_smc is called congrats!!!!!!!: 29 </text:p>
      <text:p text:style-name="P15">I/TC: Your handle thread_handle_votary_std_smc called congrats <text:s/>!!!!!!!!!!: 30 </text:p>
      <text:p text:style-name="P15">I/TC: Your START thread_handle_std_smc is called congrats!!!!!!!: 30 </text:p>
      <text:p text:style-name="P15">I/TC: Your handle thread_handle_votary_std_smc called congrats <text:s/>!!!!!!!!!!: 31 </text:p>
      <text:p text:style-name="P15">I/TC: Your START thread_handle_std_smc is called congrats!!!!!!!: 31 </text:p>
      <text:p text:style-name="P15">I/TC: Your handle thread_handle_votary_std_smc called congrats <text:s/>!!!!!!!!!!: 32 </text:p>
      <text:p text:style-name="P15">I/TC: Your START thread_handle_std_smc is called congrats!!!!!!!: 32 </text:p>
      <text:p text:style-name="P15">I/TC: Your handle thread_handle_votary_std_smc called congrats <text:s/>!!!!!!!!!!: 33 </text:p>
      <text:p text:style-name="P15">I/TC: Your START thread_handle_std_smc is called congrats!!!!!!!: 33 </text:p>
      <text:p text:style-name="P15">I/TC: Your handle thread_handle_votary_std_smc called congrats <text:s/>!!!!!!!!!!: 34 </text:p>
      <text:p text:style-name="P15">I/TC: Your START thread_handle_std_smc is called congrats!!!!!!!: 34 </text:p>
      <text:p text:style-name="P15">I/TC: Your handle thread_handle_votary_std_smc called congrats <text:s/>!!!!!!!!!!: 35 </text:p>
      <text:p text:style-name="P15">I/TC: Your START thread_handle_std_smc is called congrats!!!!!!!: 35 </text:p>
      <text:p text:style-name="P15">D/TC:? 0 load_elf:842 Lookup user TA ELF 8aaaf200-2450-11e4-abe2-0002a5d5c51b (REE) </text:p>
      <text:p text:style-name="P15">I/TC: Your handle thread_handle_votary_std_smc called congrats <text:s/>!!!!!!!!!!: 36 </text:p>
      <text:p text:style-name="P15">I/TC: Your START thread_handle_std_smc is called congrats!!!!!!!: 36 </text:p>
      <text:p text:style-name="P15">I/TC: Your handle thread_handle_votary_std_smc called congrats <text:s/>!!!!!!!!!!: 37 </text:p>
      <text:p text:style-name="P15">I/TC: Your START thread_handle_std_smc is called congrats!!!!!!!: 37 </text:p>
      <text:p text:style-name="P15">I/TC: Your handle thread_handle_votary_std_smc called congrats <text:s/>!!!!!!!!!!: 38 </text:p>
      <text:p text:style-name="P15">I/TC: Your START thread_handle_std_smc is called congrats!!!!!!!: 38 </text:p>
      <text:p text:style-name="P15">I/TC: Your handle thread_handle_votary_std_smc called congrats <text:s/>!!!!!!!!!!: 39 </text:p>
      <text:p text:style-name="P15">I/TC: Your START thread_handle_std_smc is called congrats!!!!!!!: 39 </text:p>
      <text:p text:style-name="P15">I/TC: Your handle thread_handle_votary_std_smc called congrats <text:s/>!!!!!!!!!!: 40 </text:p>
      <text:p text:style-name="P15">I/TC: Your START thread_handle_std_smc is called congrats!!!!!!!: 40 </text:p>
      <text:p text:style-name="P15">I/TC: Your handle thread_handle_votary_std_smc called congrats <text:s/>!!!!!!!!!!: 41 </text:p>
      <text:p text:style-name="P15">I/TC: Your START thread_handle_std_smc is called congrats!!!!!!!: 41 </text:p>
      <text:p text:style-name="P15">I/TC: Your handle thread_handle_votary_std_smc called congrats <text:s/>!!!!!!!!!!: 42 </text:p>
      <text:p text:style-name="P15"><text:soft-page-break/>I/TC: Your START thread_handle_std_smc is called congrats!!!!!!!: 42 </text:p>
      <text:p text:style-name="P15">I/TC: Your handle thread_handle_votary_std_smc called congrats <text:s/>!!!!!!!!!!: 43 </text:p>
      <text:p text:style-name="P15">I/TC: Your START thread_handle_std_smc is called congrats!!!!!!!: 43 </text:p>
      <text:p text:style-name="P15">I/TC: Your handle thread_handle_votary_std_smc called congrats <text:s/>!!!!!!!!!!: 44 </text:p>
      <text:p text:style-name="P15">I/TC: Your START thread_handle_std_smc is called congrats!!!!!!!: 44 </text:p>
      <text:p text:style-name="P15">I/TC: Your handle thread_handle_votary_std_smc called congrats <text:s/>!!!!!!!!!!: 45 </text:p>
      <text:p text:style-name="P15">I/TC: Your START thread_handle_std_smc is called congrats!!!!!!!: 45 </text:p>
      <text:p text:style-name="P15">I/TC: Your handle thread_handle_votary_std_smc called congrats <text:s/>!!!!!!!!!!: 46 </text:p>
      <text:p text:style-name="P15">I/TC: Your START thread_handle_std_smc is called congrats!!!!!!!: 46 </text:p>
      <text:p text:style-name="P15">I/TC: Your handle thread_handle_votary_std_smc called congrats <text:s/>!!!!!!!!!!: 47 </text:p>
      <text:p text:style-name="P15">I/TC: Your START thread_handle_std_smc is called congrats!!!!!!!: 47 </text:p>
      <text:p text:style-name="P15">I/TC: Your handle thread_handle_votary_std_smc called congrats <text:s/>!!!!!!!!!!: 48 </text:p>
      <text:p text:style-name="P15">I/TC: Your START thread_handle_std_smc is called congrats!!!!!!!: 48 </text:p>
      <text:p text:style-name="P15">I/TC: Your handle thread_handle_votary_std_smc called congrats <text:s/>!!!!!!!!!!: 49 </text:p>
      <text:p text:style-name="P15">I/TC: Your START thread_handle_std_smc is called congrats!!!!!!!: 49 </text:p>
      <text:p text:style-name="P15">I/TC: Your handle thread_handle_votary_std_smc called congrats <text:s/>!!!!!!!!!!: 50 </text:p>
      <text:p text:style-name="P15">I/TC: Your START thread_handle_std_smc is called congrats!!!!!!!: 50 </text:p>
      <text:p text:style-name="P15">I/TC: Your handle thread_handle_votary_std_smc called congrats <text:s/>!!!!!!!!!!: 51 </text:p>
      <text:p text:style-name="P15">I/TC: Your START thread_handle_std_smc is called congrats!!!!!!!: 51 </text:p>
      <text:p text:style-name="P15">I/TC: Your handle thread_handle_votary_std_smc called congrats <text:s/>!!!!!!!!!!: 52 </text:p>
      <text:p text:style-name="P15">I/TC: Your START thread_handle_std_smc is called congrats!!!!!!!: 52 </text:p>
      <text:p text:style-name="P15">I/TC: Your handle thread_handle_votary_std_smc called congrats <text:s/>!!!!!!!!!!: 53 </text:p>
      <text:p text:style-name="P15">I/TC: Your START thread_handle_std_smc is called congrats!!!!!!!: 53 </text:p>
      <text:p text:style-name="P15">I/TC: Your handle thread_handle_votary_std_smc called congrats <text:s/>!!!!!!!!!!: 54 </text:p>
      <text:p text:style-name="P15">I/TC: Your START thread_handle_std_smc is called congrats!!!!!!!: 54 </text:p>
      <text:p text:style-name="P15">D/TC:? 0 load_elf_from_store:810 ELF load address 0x40005000 </text:p>
      <text:p text:style-name="P15">I/TC: Your handle thread_handle_votary_std_smc called congrats <text:s/>!!!!!!!!!!: 55 </text:p>
      <text:p text:style-name="P15">I/TC: Your START thread_handle_std_smc is called congrats!!!!!!!: 55 </text:p>
      <text:p text:style-name="P15">I/TC: Your handle thread_handle_votary_std_smc called congrats <text:s/>!!!!!!!!!!: 56 </text:p>
      <text:p text:style-name="P15">I/TC: Your START thread_handle_std_smc is called congrats!!!!!!!: 56 </text:p>
      <text:p text:style-name="P15">I/TC: Your handle thread_handle_votary_std_smc called congrats <text:s/>!!!!!!!!!!: 57 </text:p>
      <text:p text:style-name="P15">I/TC: Your START thread_handle_std_smc is called congrats!!!!!!!: 57 </text:p>
      <text:p text:style-name="P15">D/TC:? 0 tee_ta_init_user_ta_session:1021 Processing relocations in 8aaaf200-2450-11e4-abe2-0002a5d5c51b </text:p>
      <text:p text:style-name="P15">I/TC: Your handle thread_handle_votary_std_smc called congrats <text:s/>!!!!!!!!!!: 58 </text:p>
      <text:p text:style-name="P15">I/TC: Your START thread_handle_std_smc is called congrats!!!!!!!: 58 </text:p>
      <text:p text:style-name="P15">I/TC: Your handle thread_handle_votary_std_smc called congrats <text:s/>!!!!!!!!!!: 59 </text:p>
      <text:p text:style-name="P15">I/TC: Your START thread_handle_std_smc is called congrats!!!!!!!: 59 </text:p>
      <text:p text:style-name="P15">I/TC: Your handle thread_handle_votary_std_smc called congrats <text:s/>!!!!!!!!!!: 60 </text:p>
      <text:p text:style-name="P15">I/TC: Your START thread_handle_std_smc is called congrats!!!!!!!: 60 </text:p>
      <text:p text:style-name="P15">I/TC: Your handle thread_handle_votary_std_smc called congrats <text:s/>!!!!!!!!!!: 61 </text:p>
      <text:p text:style-name="P15">I/TC: Your START thread_handle_std_smc is called congrats!!!!!!!: 61 </text:p>
      <text:p text:style-name="P15">D/TA: <text:s/>TA_CreateEntryPoint:45 has been called </text:p>
      <text:p text:style-name="P15">D/TA: <text:s/>TA_OpenSessionEntryPoint:74 has been called </text:p>
      <text:p text:style-name="P15">I/TA: Hello World! </text:p>
      <text:p text:style-name="P15">I/TC: Your handle thread_handle_votary_std_smc called congrats <text:s/>!!!!!!!!!!: 62 </text:p>
      <text:p text:style-name="P15">I/TC: Your START thread_handle_std_smc is called congrats!!!!!!!: 62 </text:p>
      <text:p text:style-name="P15">I/TC: OPTEE_MSG_CMD_OPEN_SESSION </text:p>
      <text:p text:style-name="P15">I/TC: Your handle thread_handle_votary_std_smc called congrats <text:s/>!!!!!!!!!!: 63 </text:p>
      <text:p text:style-name="P15">I/TC: Your START thread_handle_std_smc is called congrats!!!!!!!: 63 </text:p>
      <text:p text:style-name="P15">I/TC: Your handle thread_handle_votary_std_smc called congrats <text:s/>!!!!!!!!!!: 64 </text:p>
      <text:p text:style-name="P15">I/TC: Your START thread_handle_std_smc is called congrats!!!!!!!: 64 </text:p>
      <text:p text:style-name="P15"><text:soft-page-break/>I/TC: Your handle thread_handle_votary_std_smc called congrats <text:s/>!!!!!!!!!!: 65 </text:p>
      <text:p text:style-name="P15">I/TC: Your START thread_handle_std_smc is called congrats!!!!!!!: 65 </text:p>
      <text:p text:style-name="P15">I/TC: ************ __weak__thread_std_smc_entry******* </text:p>
      <text:p text:style-name="P15">I/TC: ************tee_entry_std********* </text:p>
      <text:p text:style-name="P15">I/TC: Your handle thread_handle_votary_std_smc called congrats <text:s/>!!!!!!!!!!: 66 </text:p>
      <text:p text:style-name="P15">I/TC: Your START thread_handle_std_smc is called congrats!!!!!!!: 66 </text:p>
      <text:p text:style-name="P15">D/TA: <text:s/>inc_value:111 has been called </text:p>
      <text:p text:style-name="P15">I/TA: Got value: 42 from NW </text:p>
      <text:p text:style-name="P15">I/TA: Increase value to: 43 </text:p>
      <text:p text:style-name="P15">I/TC: OPTEE_MSG_CMD_INVOKE_COMMAND: </text:p>
      <text:p text:style-name="P15">I/TC: Your handle thread_handle_votary_std_smc called congrats <text:s/>!!!!!!!!!!: 67 </text:p>
      <text:p text:style-name="P15">I/TC: Your START thread_handle_std_smc is called congrats!!!!!!!: 67 </text:p>
      <text:p text:style-name="P15">I/TC: ************ __weak__thread_std_smc_entry******* </text:p>
      <text:p text:style-name="P15">I/TC: ************tee_entry_std********* </text:p>
      <text:p text:style-name="P15">D/TC:? 0 tee_ta_close_session:380 tee_ta_close_session(0xe171cf0) </text:p>
      <text:p text:style-name="P15">D/TC:? 0 tee_ta_close_session:399 Destroy session </text:p>
      <text:p text:style-name="P15">I/TC: Your handle thread_handle_votary_std_smc called congrats <text:s/>!!!!!!!!!!: 68 </text:p>
      <text:p text:style-name="P15">I/TC: Your START thread_handle_std_smc is called congrats!!!!!!!: 68 </text:p>
      <text:p text:style-name="P15">I/TA: Goodbye! </text:p>
      <text:p text:style-name="P15">D/TA: <text:s/>TA_DestroyEntryPoint:56 has been called </text:p>
      <text:p text:style-name="P15">D/TC:? 0 tee_ta_close_session:425 Destroy TA ctx </text:p>
      <text:p text:style-name="P15">I/TC: Your handle thread_handle_votary_std_smc called congrats <text:s/>!!!!!!!!!!: 69 </text:p>
      <text:p text:style-name="P15">I/TC: Your START thread_handle_std_smc is called congrats!!!!!!!: 69 </text:p>
      <text:p text:style-name="P15">I/TC: Your handle thread_handle_votary_std_smc called congrats <text:s/>!!!!!!!!!!: 70 </text:p>
      <text:p text:style-name="P15">I/TC: Your START thread_handle_std_smc is called congrats!!!!!!!: 70 </text:p>
      <text:p text:style-name="P15">I/TC: Your handle thread_handle_votary_std_smc called congrats <text:s/>!!!!!!!!!!: 71 </text:p>
      <text:p text:style-name="P15">I/TC: Your START thread_handle_std_smc is called congrats!!!!!!!: 71 </text:p>
      <text:p text:style-name="P15">I/TC: OPTEE_MSG_CMD_CLOSE_SESSION: </text:p>
      <text:p text:style-name="P15"/>
      <text:p text:style-name="P15">/**********************************************************************/</text:p>
      <text:p text:style-name="P15"/>
      <text:p text:style-name="P16">Your handle thread_handle_fast_smc called congrats!!!!!!!:0 </text:p>
      <text:p text:style-name="P16">I/TC: ************tee_entry_fast********* </text:p>
      <text:p text:style-name="P16">I/TC: ************** OPTEE_SMC_CALLS_UID </text:p>
      <text:p text:style-name="P16">I/TC: ************ END thread_handle_fast_smc******* </text:p>
      <text:p text:style-name="P16">I/TC: Your handle thread_handle_fast_smc called congrats!!!!!!!:1 </text:p>
      <text:p text:style-name="P16">I/TC: ************tee_entry_fast********* </text:p>
      <text:p text:style-name="P16">I/TC: OOPTEE_SMC_CALLS_REVISION </text:p>
      <text:p text:style-name="P16">I/TC: ************ END thread_handle_fast_smc******* </text:p>
      <text:p text:style-name="P16">I/TC: Your handle thread_handle_fast_smc called congrats!!!!!!!:2 </text:p>
      <text:p text:style-name="P16">I/TC: ************tee_entry_fast********* </text:p>
      <text:p text:style-name="P16">I/TC: Dynamic shared memory is enabled </text:p>
      <text:p text:style-name="P16">I/TC: OPTEE_SMC_EXCHANGE_CAPABILITIES </text:p>
      <text:p text:style-name="P16">I/TC: ************ END thread_handle_fast_smc******* </text:p>
      <text:p text:style-name="P16">I/TC: Your handle thread_handle_fast_smc called congrats!!!!!!!:3 </text:p>
      <text:p text:style-name="P16">I/TC: ************tee_entry_fast********* </text:p>
      <text:p text:style-name="P16">I/TC: OPTEE_SMC_GET_SHM_CONFIG </text:p>
      <text:p text:style-name="P16">I/TC: ************ END thread_handle_fast_smc******* </text:p>
      <text:p text:style-name="P16">I/TC: Your handle thread_handle_fast_smc called congrats!!!!!!!:4 </text:p>
      <text:p text:style-name="P16">I/TC: ************tee_entry_fast********* </text:p>
      <text:p text:style-name="P16">I/TC: OPTEE_SMC_ENABLE_SHM_CACHE </text:p>
      <text:p text:style-name="P16">I/TC: ************ END thread_handle_fast_smc******* </text:p>
      <text:p text:style-name="P16"><text:soft-page-break/>I/TC: Your handle thread_handle_votary_std_smc called congrats <text:s/>!!!!!!!!!!: 0 </text:p>
      <text:p text:style-name="P16">I/TC: Your START thread_handle_std_smc is called congrats!!!!!!!: 0 </text:p>
      <text:p text:style-name="P16">I/TC: ******************thread_alloc_and_run********************: 0 </text:p>
      <text:p text:style-name="P16">I/TC: ************ __weak__thread_std_smc_entry*******:0 </text:p>
      <text:p text:style-name="P16">I/TC: ************tee_entry_std*********0 </text:p>
      <text:p text:style-name="P16">D/TC:0 0 core_mmu_entry_to_finer_grained:653 xlat tables used 5 / 5 </text:p>
      <text:p text:style-name="P16">I/TC: Your handle thread_handle_votary_std_smc called congrats <text:s/>!!!!!!!!!!: 1 </text:p>
      <text:p text:style-name="P16">I/TC: Your START thread_handle_std_smc is called congrats!!!!!!!: 1 </text:p>
      <text:p text:style-name="P16">I/TC: *************thread_resume_from_rpc************:0 </text:p>
      <text:p text:style-name="P16">D/TC:? 0 tee_ta_init_pseudo_ta_session:274 Lookup pseudo TA 8aaaf200-2450-11e4-abe2-0002a5d5c51b </text:p>
      <text:p text:style-name="P16">I/TC: Your handle thread_handle_votary_std_smc called congrats <text:s/>!!!!!!!!!!: 2 </text:p>
      <text:p text:style-name="P16">I/TC: Your START thread_handle_std_smc is called congrats!!!!!!!: 2 </text:p>
      <text:p text:style-name="P16">I/TC: *************thread_resume_from_rpc************:1 </text:p>
      <text:p text:style-name="P16">D/TC:? 0 load_elf:842 Lookup user TA ELF 8aaaf200-2450-11e4-abe2-0002a5d5c51b (Secure Storage TA) </text:p>
      <text:p text:style-name="P16">I/TC: Your handle thread_handle_votary_std_smc called congrats <text:s/>!!!!!!!!!!: 3 </text:p>
      <text:p text:style-name="P16">I/TC: Your START thread_handle_std_smc is called congrats!!!!!!!: 3 </text:p>
      <text:p text:style-name="P16">I/TC: *************thread_resume_from_rpc************:2 </text:p>
      <text:p text:style-name="P16">I/TC: Your handle thread_handle_votary_std_smc called congrats <text:s/>!!!!!!!!!!: 4 </text:p>
      <text:p text:style-name="P16">I/TC: Your START thread_handle_std_smc is called congrats!!!!!!!: 4 </text:p>
      <text:p text:style-name="P16">I/TC: *************thread_resume_from_rpc************:3 </text:p>
      <text:p text:style-name="P16">I/TC: Your handle thread_handle_votary_std_smc called congrats <text:s/>!!!!!!!!!!: 5 </text:p>
      <text:p text:style-name="P16">I/TC: Your START thread_handle_std_smc is called congrats!!!!!!!: 5 </text:p>
      <text:p text:style-name="P16">I/TC: *************thread_resume_from_rpc************:4 </text:p>
      <text:p text:style-name="P16">I/TC: Your handle thread_handle_votary_std_smc called congrats <text:s/>!!!!!!!!!!: 6 </text:p>
      <text:p text:style-name="P16">I/TC: Your START thread_handle_std_smc is called congrats!!!!!!!: 6 </text:p>
      <text:p text:style-name="P16">I/TC: *************thread_resume_from_rpc************:5 </text:p>
      <text:p text:style-name="P16">I/TC: Your handle thread_handle_votary_std_smc called congrats <text:s/>!!!!!!!!!!: 7 </text:p>
      <text:p text:style-name="P16">I/TC: Your START thread_handle_std_smc is called congrats!!!!!!!: 7 </text:p>
      <text:p text:style-name="P16">I/TC: *************thread_resume_from_rpc************:6 </text:p>
      <text:p text:style-name="P16">I/TC: Your handle thread_handle_votary_std_smc called congrats <text:s/>!!!!!!!!!!: 8 </text:p>
      <text:p text:style-name="P16">I/TC: Your START thread_handle_std_smc is called congrats!!!!!!!: 8 </text:p>
      <text:p text:style-name="P16">I/TC: *************thread_resume_from_rpc************:7 </text:p>
      <text:p text:style-name="P16">I/TC: Your handle thread_handle_votary_std_smc called congrats <text:s/>!!!!!!!!!!: 9 </text:p>
      <text:p text:style-name="P16">I/TC: Your START thread_handle_std_smc is called congrats!!!!!!!: 9 </text:p>
      <text:p text:style-name="P16">I/TC: *************thread_resume_from_rpc************:8 </text:p>
      <text:p text:style-name="P16">I/TC: Your handle thread_handle_votary_std_smc called congrats <text:s/>!!!!!!!!!!: 10 </text:p>
      <text:p text:style-name="P16">I/TC: Your START thread_handle_std_smc is called congrats!!!!!!!: 10 </text:p>
      <text:p text:style-name="P16">I/TC: *************thread_resume_from_rpc************:9 </text:p>
      <text:p text:style-name="P16">I/TC: Your handle thread_handle_votary_std_smc called congrats <text:s/>!!!!!!!!!!: 11 </text:p>
      <text:p text:style-name="P16">I/TC: Your START thread_handle_std_smc is called congrats!!!!!!!: 11 </text:p>
      <text:p text:style-name="P16">I/TC: *************thread_resume_from_rpc************:10 </text:p>
      <text:p text:style-name="P16">I/TC: Your handle thread_handle_votary_std_smc called congrats <text:s/>!!!!!!!!!!: 12 </text:p>
      <text:p text:style-name="P16">I/TC: Your START thread_handle_std_smc is called congrats!!!!!!!: 12 </text:p>
      <text:p text:style-name="P16">I/TC: *************thread_resume_from_rpc************:11 </text:p>
      <text:p text:style-name="P16">I/TC: Your handle thread_handle_votary_std_smc called congrats <text:s/>!!!!!!!!!!: 13 </text:p>
      <text:p text:style-name="P16">I/TC: Your START thread_handle_std_smc is called congrats!!!!!!!: 13 </text:p>
      <text:p text:style-name="P16">I/TC: *************thread_resume_from_rpc************:12 </text:p>
      <text:p text:style-name="P16">I/TC: Your handle thread_handle_votary_std_smc called congrats <text:s/>!!!!!!!!!!: 14 </text:p>
      <text:p text:style-name="P16">I/TC: Your START thread_handle_std_smc is called congrats!!!!!!!: 14 </text:p>
      <text:p text:style-name="P16">I/TC: *************thread_resume_from_rpc************:13 </text:p>
      <text:p text:style-name="P16"><text:soft-page-break/>I/TC: Your handle thread_handle_votary_std_smc called congrats <text:s/>!!!!!!!!!!: 15 </text:p>
      <text:p text:style-name="P16">I/TC: Your START thread_handle_std_smc is called congrats!!!!!!!: 15 </text:p>
      <text:p text:style-name="P16">I/TC: *************thread_resume_from_rpc************:14 </text:p>
      <text:p text:style-name="P16">I/TC: Your handle thread_handle_votary_std_smc called congrats <text:s/>!!!!!!!!!!: 16 </text:p>
      <text:p text:style-name="P16">I/TC: Your START thread_handle_std_smc is called congrats!!!!!!!: 16 </text:p>
      <text:p text:style-name="P16">I/TC: *************thread_resume_from_rpc************:15 </text:p>
      <text:p text:style-name="P16">I/TC: Your handle thread_handle_votary_std_smc called congrats <text:s/>!!!!!!!!!!: 17 </text:p>
      <text:p text:style-name="P16">I/TC: Your START thread_handle_std_smc is called congrats!!!!!!!: 17 </text:p>
      <text:p text:style-name="P16">I/TC: *************thread_resume_from_rpc************:16 </text:p>
      <text:p text:style-name="P16">I/TC: Your handle thread_handle_votary_std_smc called congrats <text:s/>!!!!!!!!!!: 18 </text:p>
      <text:p text:style-name="P16">I/TC: Your START thread_handle_std_smc is called congrats!!!!!!!: 18 </text:p>
      <text:p text:style-name="P16">I/TC: *************thread_resume_from_rpc************:17 </text:p>
      <text:p text:style-name="P16">I/TC: Your handle thread_handle_votary_std_smc called congrats <text:s/>!!!!!!!!!!: 19 </text:p>
      <text:p text:style-name="P16">I/TC: Your START thread_handle_std_smc is called congrats!!!!!!!: 19 </text:p>
      <text:p text:style-name="P16">I/TC: *************thread_resume_from_rpc************:18 </text:p>
      <text:p text:style-name="P16">I/TC: Your handle thread_handle_votary_std_smc called congrats <text:s/>!!!!!!!!!!: 20 </text:p>
      <text:p text:style-name="P16">I/TC: Your START thread_handle_std_smc is called congrats!!!!!!!: 20 </text:p>
      <text:p text:style-name="P16">I/TC: *************thread_resume_from_rpc************:19 </text:p>
      <text:p text:style-name="P16">I/TC: Your handle thread_handle_votary_std_smc called congrats <text:s/>!!!!!!!!!!: 21 </text:p>
      <text:p text:style-name="P16">I/TC: Your START thread_handle_std_smc is called congrats!!!!!!!: 21 </text:p>
      <text:p text:style-name="P16">I/TC: *************thread_resume_from_rpc************:20 </text:p>
      <text:p text:style-name="P16">I/TC: Your handle thread_handle_votary_std_smc called congrats <text:s/>!!!!!!!!!!: 22 </text:p>
      <text:p text:style-name="P16">I/TC: Your START thread_handle_std_smc is called congrats!!!!!!!: 22 </text:p>
      <text:p text:style-name="P16">I/TC: *************thread_resume_from_rpc************:21 </text:p>
      <text:p text:style-name="P16">I/TC: Your handle thread_handle_votary_std_smc called congrats <text:s/>!!!!!!!!!!: 23 </text:p>
      <text:p text:style-name="P16">I/TC: Your START thread_handle_std_smc is called congrats!!!!!!!: 23 </text:p>
      <text:p text:style-name="P16">I/TC: *************thread_resume_from_rpc************:22 </text:p>
      <text:p text:style-name="P16">I/TC: Your handle thread_handle_votary_std_smc called congrats <text:s/>!!!!!!!!!!: 24 </text:p>
      <text:p text:style-name="P16">I/TC: Your START thread_handle_std_smc is called congrats!!!!!!!: 24 </text:p>
      <text:p text:style-name="P16">I/TC: *************thread_resume_from_rpc************:23 </text:p>
      <text:p text:style-name="P16">I/TC: Your handle thread_handle_votary_std_smc called congrats <text:s/>!!!!!!!!!!: 25 </text:p>
      <text:p text:style-name="P16">I/TC: Your START thread_handle_std_smc is called congrats!!!!!!!: 25 </text:p>
      <text:p text:style-name="P16">I/TC: *************thread_resume_from_rpc************:24 </text:p>
      <text:p text:style-name="P16">I/TC: Your handle thread_handle_votary_std_smc called congrats <text:s/>!!!!!!!!!!: 26 </text:p>
      <text:p text:style-name="P16">I/TC: Your START thread_handle_std_smc is called congrats!!!!!!!: 26 </text:p>
      <text:p text:style-name="P16">I/TC: *************thread_resume_from_rpc************:25 </text:p>
      <text:p text:style-name="P16">I/TC: Your handle thread_handle_votary_std_smc called congrats <text:s/>!!!!!!!!!!: 27 </text:p>
      <text:p text:style-name="P16">I/TC: Your START thread_handle_std_smc is called congrats!!!!!!!: 27 </text:p>
      <text:p text:style-name="P16">I/TC: *************thread_resume_from_rpc************:26 </text:p>
      <text:p text:style-name="P16">I/TC: Your handle thread_handle_votary_std_smc called congrats <text:s/>!!!!!!!!!!: 28 </text:p>
      <text:p text:style-name="P16">I/TC: Your START thread_handle_std_smc is called congrats!!!!!!!: 28 </text:p>
      <text:p text:style-name="P16">I/TC: *************thread_resume_from_rpc************:27 </text:p>
      <text:p text:style-name="P16">I/TC: Your handle thread_handle_votary_std_smc called congrats <text:s/>!!!!!!!!!!: 29 </text:p>
      <text:p text:style-name="P16">I/TC: Your START thread_handle_std_smc is called congrats!!!!!!!: 29 </text:p>
      <text:p text:style-name="P16">I/TC: *************thread_resume_from_rpc************:28 </text:p>
      <text:p text:style-name="P16">I/TC: Your handle thread_handle_votary_std_smc called congrats <text:s/>!!!!!!!!!!: 30 </text:p>
      <text:p text:style-name="P16">I/TC: Your START thread_handle_std_smc is called congrats!!!!!!!: 30 </text:p>
      <text:p text:style-name="P16">I/TC: *************thread_resume_from_rpc************:29 </text:p>
      <text:p text:style-name="P16">I/TC: Your handle thread_handle_votary_std_smc called congrats <text:s/>!!!!!!!!!!: 31 </text:p>
      <text:p text:style-name="P16">I/TC: Your START thread_handle_std_smc is called congrats!!!!!!!: 31 </text:p>
      <text:p text:style-name="P16">I/TC: *************thread_resume_from_rpc************:30 </text:p>
      <text:p text:style-name="P16">I/TC: Your handle thread_handle_votary_std_smc called congrats <text:s/>!!!!!!!!!!: 32 </text:p>
      <text:p text:style-name="P16"><text:soft-page-break/>I/TC: Your START thread_handle_std_smc is called congrats!!!!!!!: 32 </text:p>
      <text:p text:style-name="P16">I/TC: *************thread_resume_from_rpc************:31 </text:p>
      <text:p text:style-name="P16">I/TC: Your handle thread_handle_votary_std_smc called congrats <text:s/>!!!!!!!!!!: 33 </text:p>
      <text:p text:style-name="P16">I/TC: Your START thread_handle_std_smc is called congrats!!!!!!!: 33 </text:p>
      <text:p text:style-name="P16">I/TC: *************thread_resume_from_rpc************:32 </text:p>
      <text:p text:style-name="P16">I/TC: Your handle thread_handle_votary_std_smc called congrats <text:s/>!!!!!!!!!!: 34 </text:p>
      <text:p text:style-name="P16">I/TC: Your START thread_handle_std_smc is called congrats!!!!!!!: 34 </text:p>
      <text:p text:style-name="P16">I/TC: *************thread_resume_from_rpc************:33 </text:p>
      <text:p text:style-name="P16">I/TC: Your handle thread_handle_votary_std_smc called congrats <text:s/>!!!!!!!!!!: 35 </text:p>
      <text:p text:style-name="P16">I/TC: Your START thread_handle_std_smc is called congrats!!!!!!!: 35 </text:p>
      <text:p text:style-name="P16">I/TC: *************thread_resume_from_rpc************:34 </text:p>
      <text:p text:style-name="P16">I/TC: Your handle thread_handle_votary_std_smc called congrats <text:s/>!!!!!!!!!!: 36 </text:p>
      <text:p text:style-name="P16">I/TC: Your START thread_handle_std_smc is called congrats!!!!!!!: 36 </text:p>
      <text:p text:style-name="P16">I/TC: *************thread_resume_from_rpc************:35 </text:p>
      <text:p text:style-name="P16">I/TC: Your handle thread_handle_votary_std_smc called congrats <text:s/>!!!!!!!!!!: 37 </text:p>
      <text:p text:style-name="P16">I/TC: Your START thread_handle_std_smc is called congrats!!!!!!!: 37 </text:p>
      <text:p text:style-name="P16">I/TC: *************thread_resume_from_rpc************:36 </text:p>
      <text:p text:style-name="P16">I/TC: Your handle thread_handle_votary_std_smc called congrats <text:s/>!!!!!!!!!!: 38 </text:p>
      <text:p text:style-name="P16">I/TC: Your START thread_handle_std_smc is called congrats!!!!!!!: 38 </text:p>
      <text:p text:style-name="P16">I/TC: *************thread_resume_from_rpc************:37 </text:p>
      <text:p text:style-name="P16">I/TC: Your handle thread_handle_votary_std_smc called congrats <text:s/>!!!!!!!!!!: 39 </text:p>
      <text:p text:style-name="P16">I/TC: Your START thread_handle_std_smc is called congrats!!!!!!!: 39 </text:p>
      <text:p text:style-name="P16">I/TC: *************thread_resume_from_rpc************:38 </text:p>
      <text:p text:style-name="P16">D/TC:? 0 load_elf:842 Lookup user TA ELF 8aaaf200-2450-11e4-abe2-0002a5d5c51b (REE) </text:p>
      <text:p text:style-name="P16">I/TC: Your handle thread_handle_votary_std_smc called congrats <text:s/>!!!!!!!!!!: 40 </text:p>
      <text:p text:style-name="P16">I/TC: Your START thread_handle_std_smc is called congrats!!!!!!!: 40 </text:p>
      <text:p text:style-name="P16">I/TC: *************thread_resume_from_rpc************:39 </text:p>
      <text:p text:style-name="P16">I/TC: Your handle thread_handle_votary_std_smc called congrats <text:s/>!!!!!!!!!!: 41 </text:p>
      <text:p text:style-name="P16">I/TC: Your START thread_handle_std_smc is called congrats!!!!!!!: 41 </text:p>
      <text:p text:style-name="P16">I/TC: *************thread_resume_from_rpc************:40 </text:p>
      <text:p text:style-name="P16">I/TC: Your handle thread_handle_votary_std_smc called congrats <text:s/>!!!!!!!!!!: 42 </text:p>
      <text:p text:style-name="P16">I/TC: Your START thread_handle_std_smc is called congrats!!!!!!!: 42 </text:p>
      <text:p text:style-name="P16">I/TC: *************thread_resume_from_rpc************:41 </text:p>
      <text:p text:style-name="P16">I/TC: Your handle thread_handle_votary_std_smc called congrats <text:s/>!!!!!!!!!!: 43 </text:p>
      <text:p text:style-name="P16">I/TC: Your START thread_handle_std_smc is called congrats!!!!!!!: 43 </text:p>
      <text:p text:style-name="P16">I/TC: *************thread_resume_from_rpc************:42 </text:p>
      <text:p text:style-name="P16">I/TC: Your handle thread_handle_votary_std_smc called congrats <text:s/>!!!!!!!!!!: 44 </text:p>
      <text:p text:style-name="P16">I/TC: Your START thread_handle_std_smc is called congrats!!!!!!!: 44 </text:p>
      <text:p text:style-name="P16">I/TC: *************thread_resume_from_rpc************:43 </text:p>
      <text:p text:style-name="P16">I/TC: Your handle thread_handle_votary_std_smc called congrats <text:s/>!!!!!!!!!!: 45 </text:p>
      <text:p text:style-name="P16">I/TC: Your START thread_handle_std_smc is called congrats!!!!!!!: 45 </text:p>
      <text:p text:style-name="P16">I/TC: *************thread_resume_from_rpc************:44 </text:p>
      <text:p text:style-name="P16">I/TC: Your handle thread_handle_votary_std_smc called congrats <text:s/>!!!!!!!!!!: 46 </text:p>
      <text:p text:style-name="P16">I/TC: Your START thread_handle_std_smc is called congrats!!!!!!!: 46 </text:p>
      <text:p text:style-name="P16">I/TC: *************thread_resume_from_rpc************:45 </text:p>
      <text:p text:style-name="P16">I/TC: Your handle thread_handle_votary_std_smc called congrats <text:s/>!!!!!!!!!!: 47 </text:p>
      <text:p text:style-name="P16">I/TC: Your START thread_handle_std_smc is called congrats!!!!!!!: 47 </text:p>
      <text:p text:style-name="P16">I/TC: *************thread_resume_from_rpc************:46 </text:p>
      <text:p text:style-name="P16">I/TC: Your handle thread_handle_votary_std_smc called congrats <text:s/>!!!!!!!!!!: 48 </text:p>
      <text:p text:style-name="P16">I/TC: Your START thread_handle_std_smc is called congrats!!!!!!!: 48 </text:p>
      <text:p text:style-name="P16">I/TC: *************thread_resume_from_rpc************:47 </text:p>
      <text:p text:style-name="P16">I/TC: Your handle thread_handle_votary_std_smc called congrats <text:s/>!!!!!!!!!!: 49 </text:p>
      <text:p text:style-name="P16"><text:soft-page-break/>I/TC: Your START thread_handle_std_smc is called congrats!!!!!!!: 49 </text:p>
      <text:p text:style-name="P16">I/TC: *************thread_resume_from_rpc************:48 </text:p>
      <text:p text:style-name="P16">I/TC: Your handle thread_handle_votary_std_smc called congrats <text:s/>!!!!!!!!!!: 50 </text:p>
      <text:p text:style-name="P16">I/TC: Your START thread_handle_std_smc is called congrats!!!!!!!: 50 </text:p>
      <text:p text:style-name="P16">I/TC: *************thread_resume_from_rpc************:49 </text:p>
      <text:p text:style-name="P16">I/TC: Your handle thread_handle_votary_std_smc called congrats <text:s/>!!!!!!!!!!: 51 </text:p>
      <text:p text:style-name="P16">I/TC: Your START thread_handle_std_smc is called congrats!!!!!!!: 51 </text:p>
      <text:p text:style-name="P16">I/TC: *************thread_resume_from_rpc************:50 </text:p>
      <text:p text:style-name="P16">I/TC: Your handle thread_handle_votary_std_smc called congrats <text:s/>!!!!!!!!!!: 52 </text:p>
      <text:p text:style-name="P16">I/TC: Your START thread_handle_std_smc is called congrats!!!!!!!: 52 </text:p>
      <text:p text:style-name="P16">I/TC: *************thread_resume_from_rpc************:51 </text:p>
      <text:p text:style-name="P16">I/TC: Your handle thread_handle_votary_std_smc called congrats <text:s/>!!!!!!!!!!: 53 </text:p>
      <text:p text:style-name="P16">I/TC: Your START thread_handle_std_smc is called congrats!!!!!!!: 53 </text:p>
      <text:p text:style-name="P16">I/TC: *************thread_resume_from_rpc************:52 </text:p>
      <text:p text:style-name="P16">I/TC: Your handle thread_handle_votary_std_smc called congrats <text:s/>!!!!!!!!!!: 54 </text:p>
      <text:p text:style-name="P16">I/TC: Your START thread_handle_std_smc is called congrats!!!!!!!: 54 </text:p>
      <text:p text:style-name="P16">I/TC: *************thread_resume_from_rpc************:53 </text:p>
      <text:p text:style-name="P16">I/TC: Your handle thread_handle_votary_std_smc called congrats <text:s/>!!!!!!!!!!: 55 </text:p>
      <text:p text:style-name="P16">I/TC: Your START thread_handle_std_smc is called congrats!!!!!!!: 55 </text:p>
      <text:p text:style-name="P16">I/TC: *************thread_resume_from_rpc************:54 </text:p>
      <text:p text:style-name="P16">I/TC: Your handle thread_handle_votary_std_smc called congrats <text:s/>!!!!!!!!!!: 56 </text:p>
      <text:p text:style-name="P16">I/TC: Your START thread_handle_std_smc is called congrats!!!!!!!: 56 </text:p>
      <text:p text:style-name="P16">I/TC: *************thread_resume_from_rpc************:55 </text:p>
      <text:p text:style-name="P16">I/TC: Your handle thread_handle_votary_std_smc called congrats <text:s/>!!!!!!!!!!: 57 </text:p>
      <text:p text:style-name="P16">I/TC: Your START thread_handle_std_smc is called congrats!!!!!!!: 57 </text:p>
      <text:p text:style-name="P16">I/TC: *************thread_resume_from_rpc************:56 </text:p>
      <text:p text:style-name="P16">I/TC: Your handle thread_handle_votary_std_smc called congrats <text:s/>!!!!!!!!!!: 58 </text:p>
      <text:p text:style-name="P16">I/TC: Your START thread_handle_std_smc is called congrats!!!!!!!: 58 </text:p>
      <text:p text:style-name="P16">I/TC: *************thread_resume_from_rpc************:57 </text:p>
      <text:p text:style-name="P16">I/TC: Your handle thread_handle_votary_std_smc called congrats <text:s/>!!!!!!!!!!: 59 </text:p>
      <text:p text:style-name="P16">I/TC: Your START thread_handle_std_smc is called congrats!!!!!!!: 59 </text:p>
      <text:p text:style-name="P16">I/TC: *************thread_resume_from_rpc************:58 </text:p>
      <text:p text:style-name="P16">I/TC: Your handle thread_handle_votary_std_smc called congrats <text:s/>!!!!!!!!!!: 60 </text:p>
      <text:p text:style-name="P16">I/TC: Your START thread_handle_std_smc is called congrats!!!!!!!: 60 </text:p>
      <text:p text:style-name="P16">I/TC: *************thread_resume_from_rpc************:59 </text:p>
      <text:p text:style-name="P16">I/TC: Your handle thread_handle_votary_std_smc called congrats <text:s/>!!!!!!!!!!: 61 </text:p>
      <text:p text:style-name="P16">I/TC: Your START thread_handle_std_smc is called congrats!!!!!!!: 61 </text:p>
      <text:p text:style-name="P16">I/TC: *************thread_resume_from_rpc************:60 </text:p>
      <text:p text:style-name="P16">I/TC: Your handle thread_handle_votary_std_smc called congrats <text:s/>!!!!!!!!!!: 62 </text:p>
      <text:p text:style-name="P16">I/TC: Your START thread_handle_std_smc is called congrats!!!!!!!: 62 </text:p>
      <text:p text:style-name="P16">I/TC: *************thread_resume_from_rpc************:61 </text:p>
      <text:p text:style-name="P16">I/TC: Your handle thread_handle_votary_std_smc called congrats <text:s/>!!!!!!!!!!: 63 </text:p>
      <text:p text:style-name="P16">I/TC: Your START thread_handle_std_smc is called congrats!!!!!!!: 63 </text:p>
      <text:p text:style-name="P16">I/TC: *************thread_resume_from_rpc************:62 </text:p>
      <text:p text:style-name="P16">I/TC: Your handle thread_handle_votary_std_smc called congrats <text:s/>!!!!!!!!!!: 64 </text:p>
      <text:p text:style-name="P16">I/TC: Your START thread_handle_std_smc is called congrats!!!!!!!: 64 </text:p>
      <text:p text:style-name="P16">I/TC: *************thread_resume_from_rpc************:63 </text:p>
      <text:p text:style-name="P16">I/TC: Your handle thread_handle_votary_std_smc called congrats <text:s/>!!!!!!!!!!: 65 </text:p>
      <text:p text:style-name="P16">I/TC: Your START thread_handle_std_smc is called congrats!!!!!!!: 65 </text:p>
      <text:p text:style-name="P16">I/TC: *************thread_resume_from_rpc************:64 </text:p>
      <text:p text:style-name="P16">D/TC:? 0 load_elf_from_store:810 ELF load address 0x40005000 </text:p>
      <text:p text:style-name="P16">I/TC: Your handle thread_handle_votary_std_smc called congrats <text:s/>!!!!!!!!!!: 66 </text:p>
      <text:p text:style-name="P16"><text:soft-page-break/>I/TC: Your START thread_handle_std_smc is called congrats!!!!!!!: 66 </text:p>
      <text:p text:style-name="P16">I/TC: *************thread_resume_from_rpc************:65 </text:p>
      <text:p text:style-name="P16">I/TC: Your handle thread_handle_votary_std_smc called congrats <text:s/>!!!!!!!!!!: 67 </text:p>
      <text:p text:style-name="P16">I/TC: Your START thread_handle_std_smc is called congrats!!!!!!!: 67 </text:p>
      <text:p text:style-name="P16">I/TC: *************thread_resume_from_rpc************:66 </text:p>
      <text:p text:style-name="P16">I/TC: Your handle thread_handle_votary_std_smc called congrats <text:s/>!!!!!!!!!!: 68 </text:p>
      <text:p text:style-name="P16">I/TC: Your START thread_handle_std_smc is called congrats!!!!!!!: 68 </text:p>
      <text:p text:style-name="P16">I/TC: *************thread_resume_from_rpc************:67 </text:p>
      <text:p text:style-name="P16">D/TC:? 0 tee_ta_init_user_ta_session:1021 Processing relocations in 8aaaf200-2450-11e4-abe2-0002a5d5c51b </text:p>
      <text:p text:style-name="P16">I/TC: Your handle thread_handle_votary_std_smc called congrats <text:s/>!!!!!!!!!!: 69 </text:p>
      <text:p text:style-name="P16">I/TC: Your START thread_handle_std_smc is called congrats!!!!!!!: 69 </text:p>
      <text:p text:style-name="P16">I/TC: *************thread_resume_from_rpc************:68 </text:p>
      <text:p text:style-name="P16">I/TC: Your handle thread_handle_votary_std_smc called congrats <text:s/>!!!!!!!!!!: 70 </text:p>
      <text:p text:style-name="P16">I/TC: Your START thread_handle_std_smc is called congrats!!!!!!!: 70 </text:p>
      <text:p text:style-name="P16">I/TC: *************thread_resume_from_rpc************:69 </text:p>
      <text:p text:style-name="P16">I/TC: Your handle thread_handle_votary_std_smc called congrats <text:s/>!!!!!!!!!!: 71 </text:p>
      <text:p text:style-name="P16">I/TC: Your START thread_handle_std_smc is called congrats!!!!!!!: 71 </text:p>
      <text:p text:style-name="P16">I/TC: *************thread_resume_from_rpc************:70 </text:p>
      <text:p text:style-name="P16">I/TC: Your handle thread_handle_votary_std_smc called congrats <text:s/>!!!!!!!!!!: 72 </text:p>
      <text:p text:style-name="P16">I/TC: Your START thread_handle_std_smc is called congrats!!!!!!!: 72 </text:p>
      <text:p text:style-name="P16">I/TC: *************thread_resume_from_rpc************:71 </text:p>
      <text:p text:style-name="P16">D/TA: <text:s/>TA_CreateEntryPoint:45 has been called </text:p>
      <text:p text:style-name="P16">D/TA: <text:s/>TA_OpenSessionEntryPoint:74 has been called </text:p>
      <text:p text:style-name="P16">I/TC: Your handle thread_handle_votary_std_smc called congrats <text:s/>!!!!!!!!!!: 73 </text:p>
      <text:p text:style-name="P16">I/TC: Your START thread_handle_std_smc is called congrats!!!!!!!: 73 </text:p>
      <text:p text:style-name="P16">I/TC: *************thread_resume_from_rpc************:72 </text:p>
      <text:p text:style-name="P16">I/TA: Hello World! </text:p>
      <text:p text:style-name="P16">I/TC: OPTEE_MSG_CMD_OPEN_SESSION </text:p>
      <text:p text:style-name="P16">I/TC: Your handle thread_handle_votary_std_smc called congrats <text:s/>!!!!!!!!!!: 74 </text:p>
      <text:p text:style-name="P16">I/TC: Your START thread_handle_std_smc is called congrats!!!!!!!: 74 </text:p>
      <text:p text:style-name="P16">I/TC: *************thread_resume_from_rpc************:73 </text:p>
      <text:p text:style-name="P16">I/TC: Your handle thread_handle_votary_std_smc called congrats <text:s/>!!!!!!!!!!: 75 </text:p>
      <text:p text:style-name="P16">I/TC: Your START thread_handle_std_smc is called congrats!!!!!!!: 75 </text:p>
      <text:p text:style-name="P16">I/TC: *************thread_resume_from_rpc************:74 </text:p>
      <text:p text:style-name="P16">I/TC: Your handle thread_handle_votary_std_smc called congrats <text:s/>!!!!!!!!!!: 76 </text:p>
      <text:p text:style-name="P16">I/TC: Your START thread_handle_std_smc is called congrats!!!!!!!: 76 </text:p>
      <text:p text:style-name="P16">I/TC: ******************thread_alloc_and_run********************: 1 </text:p>
      <text:p text:style-name="P16">I/TC: ************ __weak__thread_std_smc_entry*******:1 </text:p>
      <text:p text:style-name="P16">I/TC: ************tee_entry_std*********1 </text:p>
      <text:p text:style-name="P16">I/TC: Your handle thread_handle_votary_std_smc called congrats <text:s/>!!!!!!!!!!: 77 </text:p>
      <text:p text:style-name="P16">I/TC: Your START thread_handle_std_smc is called congrats!!!!!!!: 77 </text:p>
      <text:p text:style-name="P16">I/TC: *************thread_resume_from_rpc************:75 </text:p>
      <text:p text:style-name="P16">D/TA: <text:s/>inc_value:111 has been called </text:p>
      <text:p text:style-name="P16">I/TA: Got value: 42 from NW </text:p>
      <text:p text:style-name="P16">I/TC: Your handle thread_handle_votary_std_smc called congrats <text:s/>!!!!!!!!!!: 78 </text:p>
      <text:p text:style-name="P16">I/TC: Your START thread_handle_std_smc is called congrats!!!!!!!: 78 </text:p>
      <text:p text:style-name="P16">I/TC: *************thread_resume_from_rpc************:76 </text:p>
      <text:p text:style-name="P16">I/TA: Increase value to: 43 </text:p>
      <text:p text:style-name="P16">I/TC: Your handle thread_handle_votary_std_smc called congrats <text:s/>!!!!!!!!!!: 79 </text:p>
      <text:p text:style-name="P16">I/TC: Your START thread_handle_std_smc is called congrats!!!!!!!: 79 </text:p>
      <text:p text:style-name="P16">I/TC: *************thread_resume_from_rpc************:77 </text:p>
      <text:p text:style-name="P16"><text:soft-page-break/>I/TC: OPTEE_MSG_CMD_INVOKE_COMMAND: </text:p>
      <text:p text:style-name="P16">I/TC: Your handle thread_handle_votary_std_smc called congrats <text:s/>!!!!!!!!!!: 80 </text:p>
      <text:p text:style-name="P16">I/TC: Your START thread_handle_std_smc is called congrats!!!!!!!: 80 </text:p>
      <text:p text:style-name="P16">I/TC: ******************thread_alloc_and_run********************: 2 </text:p>
      <text:p text:style-name="P16">I/TC: ************ __weak__thread_std_smc_entry*******:2 </text:p>
      <text:p text:style-name="P16">I/TC: ************tee_entry_std*********2 </text:p>
      <text:p text:style-name="P16">I/TC: Your handle thread_handle_votary_std_smc called congrats <text:s/>!!!!!!!!!!: 81 </text:p>
      <text:p text:style-name="P16">I/TC: Your START thread_handle_std_smc is called congrats!!!!!!!: 81 </text:p>
      <text:p text:style-name="P16">I/TC: *************thread_resume_from_rpc************:78 </text:p>
      <text:p text:style-name="P16">D/TC:? 0 tee_ta_close_session:380 tee_ta_close_session(0xe171cf0) </text:p>
      <text:p text:style-name="P16">D/TC:? 0 tee_ta_close_session:399 Destroy session </text:p>
      <text:p text:style-name="P16">I/TA: Goodbye! </text:p>
      <text:p text:style-name="P16">D/TA: <text:s/>TA_DestroyEntryPoint:56 has been called </text:p>
      <text:p text:style-name="P16">I/TC: Your handle thread_handle_votary_std_smc called congrats <text:s/>!!!!!!!!!!: 82 </text:p>
      <text:p text:style-name="P16">I/TC: Your START thread_handle_std_smc is called congrats!!!!!!!: 82 </text:p>
      <text:p text:style-name="P16">I/TC: *************thread_resume_from_rpc************:79 </text:p>
      <text:p text:style-name="P16">D/TC:? 0 tee_ta_close_session:425 Destroy TA ctx </text:p>
      <text:p text:style-name="P16">I/TC: Your handle thread_handle_votary_std_smc called congrats <text:s/>!!!!!!!!!!: 83 </text:p>
      <text:p text:style-name="P16">I/TC: Your START thread_handle_std_smc is called congrats!!!!!!!: 83 </text:p>
      <text:p text:style-name="P16">I/TC: *************thread_resume_from_rpc************:80 </text:p>
      <text:p text:style-name="P16">I/TC: Your handle thread_handle_votary_std_smc called congrats <text:s/>!!!!!!!!!!: 84 </text:p>
      <text:p text:style-name="P16">I/TC: Your START thread_handle_std_smc is called congrats!!!!!!!: 84 </text:p>
      <text:p text:style-name="P16">I/TC: *************thread_resume_from_rpc************:81 </text:p>
      <text:p text:style-name="P16">I/TC: Your handle thread_handle_votary_std_smc called congrats <text:s/>!!!!!!!!!!: 85 </text:p>
      <text:p text:style-name="P16">I/TC: Your START thread_handle_std_smc is called congrats!!!!!!!: 85 </text:p>
      <text:p text:style-name="P16">I/TC: *************thread_resume_from_rpc************:82 </text:p>
      <text:p text:style-name="P16">I/TC: OPTEE_MSG_CMD_CLOSE_SESSION: </text:p>
      <text:p text:style-name="P16"/>
      <text:p text:style-name="P16"/>
      <text:p text:style-name="P16">/**********************************<text:span text:style-name="T6">del <text:s/>TA***************************************/</text:span></text:p>
      <text:p text:style-name="P16"/>
      <text:p text:style-name="P18">Building /home/lagadanu/Desktop/akbar/qemu/devel/optee/qemu/out-br/build/optee_examples-1.0/acipher/ta/Makefile</text:p>
      <text:p text:style-name="P18">make[3]: warning: jobserver unavailable: using -j1. <text:s/>Add `+' to parent make rule.</text:p>
      <text:p text:style-name="P18">make[3]: Nothing to be done for `all'.</text:p>
      <text:p text:style-name="P18">Building /home/lagadanu/Desktop/akbar/qemu/devel/optee/qemu/out-br/build/optee_examples-1.0/aes/ta/Makefile</text:p>
      <text:p text:style-name="P18">make[3]: warning: jobserver unavailable: using -j1. <text:s/>Add `+' to parent make rule.</text:p>
      <text:p text:style-name="P18">make[3]: Nothing to be done for `all'.</text:p>
      <text:p text:style-name="P18">Building /home/lagadanu/Desktop/akbar/qemu/devel/optee/qemu/out-br/build/optee_examples-1.0/hello_world/ta/Makefile</text:p>
      <text:p text:style-name="P18">make[3]: warning: jobserver unavailable: using -j1. <text:s/>Add `+' to parent make rule.</text:p>
      <text:p text:style-name="P18">make[3]: *** No rule to make target `hello_world_ta.c', needed by `out/hello_world_ta.o'. <text:s/>Stop.</text:p>
      <text:p text:style-name="P18">make[2]: *** [/home/lagadanu/Desktop/akbar/qemu/devel/optee/qemu/out-br/build/optee_examples-1.0/.stamp_built] Error 2</text:p>
      <text:p text:style-name="P18">make[1]: *** [_all] Error 2</text:p>
      <text:p text:style-name="P18">make[1]: Leaving directory `/home/lagadanu/Desktop/akbar/qemu/devel/optee/qemu/out-br'</text:p>
      <text:p text:style-name="P18">make: *** [buildroot] Error 2</text:p>
      <text:p text:style-name="P18"><text:s text:c="2"/>MODPOST 205 modules</text:p>
      <text:p text:style-name="P18"/>
      <text:p text:style-name="P18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1:25:37.313521884</meta:creation-date>
    <dc:date>2019-03-21T12:06:11.351217754</dc:date>
    <meta:editing-duration>PT6H39M42S</meta:editing-duration>
    <meta:editing-cycles>12</meta:editing-cycles>
    <meta:generator>LibreOffice/4.2.8.2$Linux_X86_64 LibreOffice_project/420m0$Build-2</meta:generator>
    <meta:document-statistic meta:table-count="0" meta:image-count="0" meta:object-count="0" meta:page-count="14" meta:paragraph-count="654" meta:word-count="3828" meta:character-count="42261" meta:non-whitespace-character-count="37215"/>
  </office:meta>
</office:document-meta>
</file>